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officeooo:paragraph-rsid="001338b6"/>
    </style:style>
    <style:style style:name="P4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5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P8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3c62e" fo:background-color="#23272e"/>
    </style:style>
    <style:style style:name="P9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fo:line-height="200%"/>
      <style:text-properties officeooo:paragraph-rsid="0002d6d8"/>
    </style:style>
    <style:style style:name="P12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3272e"/>
    </style:style>
    <style:style style:name="P13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56b6c2" loext:opacity="100%" style:font-name="Droid Sans Mono" fo:font-size="10.5pt" fo:font-weight="normal" fo:background-color="#23272e" loext:char-shading-value="0"/>
    </style:style>
    <style:style style:name="T10" style:family="text">
      <style:text-properties fo:color="#61afef" loext:opacity="100%"/>
    </style:style>
    <style:style style:name="T11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2" style:family="text">
      <style:text-properties fo:color="#61afef" loext:opacity="100%" style:font-name="Droid Sans Mono" fo:font-size="10.5pt" fo:font-weight="normal" fo:background-color="#23272e" loext:char-shading-value="0"/>
    </style:style>
    <style:style style:name="T13" style:family="text">
      <style:text-properties fo:color="#c678dd" loext:opacity="100%"/>
    </style:style>
    <style:style style:name="T14" style:family="text">
      <style:text-properties fo:color="#c678dd" loext:opacity="100%" fo:font-style="italic"/>
    </style:style>
    <style:style style:name="T15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6" style:family="text">
      <style:text-properties fo:color="#c678dd" loext:opacity="100%" style:font-name="Droid Sans Mono" fo:font-size="10.5pt" fo:font-weight="normal" fo:background-color="#23272e" loext:char-shading-value="0"/>
    </style:style>
    <style:style style:name="T17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/>
    </style:style>
    <style:style style:name="T19" style:family="text">
      <style:text-properties fo:color="#d19a66" loext:opacity="100%" fo:font-style="italic"/>
    </style:style>
    <style:style style:name="T20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21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22" style:family="text">
      <style:text-properties fo:color="#d19a66" loext:opacity="100%" style:font-name="Droid Sans Mono" fo:font-size="10.5pt" fo:font-weight="normal" fo:background-color="#23272e" loext:char-shading-value="0"/>
    </style:style>
    <style:style style:name="T23" style:family="text">
      <style:text-properties fo:color="#98c379" loext:opacity="100%"/>
    </style:style>
    <style:style style:name="T24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5" style:family="text">
      <style:text-properties fo:color="#98c379" loext:opacity="100%" style:font-name="Droid Sans Mono" fo:font-size="10.5pt" fo:font-weight="normal" fo:background-color="#23272e" loext:char-shading-value="0"/>
    </style:style>
    <style:style style:name="T26" style:family="text">
      <style:text-properties fo:color="#98c379" loext:opacity="100%" officeooo:rsid="001587b2"/>
    </style:style>
    <style:style style:name="T27" style:family="text">
      <style:text-properties officeooo:rsid="00065d36"/>
    </style:style>
    <style:style style:name="T28" style:family="text">
      <style:text-properties officeooo:rsid="000b2b6c"/>
    </style:style>
    <style:style style:name="T29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30" style:family="text">
      <style:text-properties fo:color="#abb2bf" loext:opacity="100%" style:font-name="Droid Sans Mono" fo:font-size="10.5pt" fo:font-weight="normal" fo:background-color="#23272e" loext:char-shading-value="0"/>
    </style:style>
    <style:style style:name="T31" style:family="text">
      <style:text-properties officeooo:rsid="000c5c84"/>
    </style:style>
    <style:style style:name="T32" style:family="text">
      <style:text-properties officeooo:rsid="00105bfc"/>
    </style:style>
    <style:style style:name="T33" style:family="text">
      <style:text-properties officeooo:rsid="001102bf"/>
    </style:style>
    <style:style style:name="T34" style:family="text">
      <style:text-properties fo:color="#e06c75" loext:opacity="100%"/>
    </style:style>
    <style:style style:name="T35" style:family="text">
      <style:text-properties fo:color="#e06c75" loext:opacity="100%" style:font-name="Droid Sans Mono" fo:font-size="10.5pt" fo:font-weight="normal" fo:background-color="#23272e" loext:char-shading-value="0"/>
    </style:style>
    <style:style style:name="T36" style:family="text">
      <style:text-properties officeooo:rsid="001587b2"/>
    </style:style>
    <style:style style:name="T37" style:family="text">
      <style:text-properties officeooo:rsid="001c2a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4">training.MSSubClass <text:span text:style-name="T7">=</text:span> training.MSSubClass.<text:span text:style-name="T10">apply</text:span>(<text:span text:style-name="T13">lambda</text:span> <text:span text:style-name="T19">x</text:span>: <text:span text:style-name="T7">str</text:span>(<text:span text:style-name="T23">'other'</text:span>) <text:span text:style-name="T14">if</text:span> x <text:span text:style-name="T14">in</text:span> <text:span text:style-name="T27">mssub_</text:span>others <text:span text:style-name="T14">else</text:span> <text:span text:style-name="T7">str</text:span>(x))</text:p>
      <text:p text:style-name="P1"/>
      <text:p text:style-name="P1">'MSZoning'</text:p>
      <text:p text:style-name="P6">training.MSZoning <text:span text:style-name="T7">=</text:span> training.MSZoning.<text:span text:style-name="T10">apply</text:span>(<text:span text:style-name="T13">lambda</text:span> <text:span text:style-name="T18">x</text:span>: <text:span text:style-name="T7">str</text:span>(<text:span text:style-name="T23">'Other'</text:span>) <text:span text:style-name="T13">if</text:span> x <text:span text:style-name="T13">in</text:span> mszoning_others <text:span text:style-name="T13">else</text:span> <text:span text:style-name="T7">str</text:span>(x))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4">training[<text:span text:style-name="T23">'Street_Pave'</text:span>] <text:span text:style-name="T7">=</text:span> training.Street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Pave'</text:span> <text:span text:style-name="T14">else</text:span> <text:span text:style-name="T18">0</text:span>)</text:p>
      <text:p text:style-name="P1"/>
      <text:p text:style-name="P1">'Alley' – <text:span text:style-name="T1">mostly null </text:span><text:span text:style-name="T2">(no alley access)</text:span></text:p>
      <text:p text:style-name="P4">training.Alley <text:span text:style-name="T7">=</text:span> training.Alley.<text:span text:style-name="T10">apply</text:span>(<text:span text:style-name="T13">lambda</text:span> <text:span text:style-name="T19">x</text:span>: <text:span text:style-name="T18">1</text:span> <text:span text:style-name="T14">if</text:span> <text:span text:style-name="T7">type</text:span>(x) <text:span text:style-name="T7">==</text:span> <text:span text:style-name="T7">str</text:span> <text:span text:style-name="T14">else</text:span> <text:span text:style-name="T18">0</text:span>)</text:p>
      <text:p text:style-name="P1"/>
      <text:p text:style-name="P1">'LotShape'</text:p>
      <text:p text:style-name="P4">training.LotShape <text:span text:style-name="T7">=</text:span> training.LotShape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lotshape_others <text:span text:style-name="T14">else</text:span> x)</text:p>
      <text:p text:style-name="P1"/>
      <text:p text:style-name="P1">'LandContour'</text:p>
      <text:p text:style-name="P4">training[<text:span text:style-name="T23">'LandContour_Flat'</text:span>] <text:span text:style-name="T7">=</text:span> training.LandContour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Lvl'</text:span> <text:span text:style-name="T14">else</text:span> <text:span text:style-name="T18">0</text:span>)</text:p>
      <text:p text:style-name="P1"/>
      <text:p text:style-name="P1">'Utilities' – <text:span text:style-name="T3">change to binary, </text:span><text:span text:style-name="T28">remove</text:span></text:p>
      <text:p text:style-name="P1">'LotConfig' - </text:p>
      <text:p text:style-name="P4">training.LotConfig <text:span text:style-name="T7">=</text:span> training.LotConfig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7">==</text:span> <text:span text:style-name="T23">'FR2'</text:span> <text:span text:style-name="T14">or</text:span> x <text:span text:style-name="T7">==</text:span> <text:span text:style-name="T23">'FR3'</text:span> <text:span text:style-name="T14">else</text:span> x)</text:p>
      <text:p text:style-name="P1"><text:soft-page-break/></text:p>
      <text:p text:style-name="P1">'LandSlope' – <text:span text:style-name="T31">change to binary</text:span></text:p>
      <text:p text:style-name="P4">training[<text:span text:style-name="T23">'LandSlope_Gentle'</text:span>] <text:span text:style-name="T7">=</text:span> training.LandSlop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tl'</text:span> <text:span text:style-name="T14">else</text:span> <text:span text:style-name="T18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4">training.Condition1 <text:span text:style-name="T7">=</text:span> training.Condition1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1 <text:span text:style-name="T7">=</text:span> training.Condition1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Condition2' – <text:span text:style-name="T3">change to binary?</text:span></text:p>
      <text:p text:style-name="P4">training.Condition2 <text:span text:style-name="T7">=</text:span> training.Condition2.<text:span text:style-name="T10">apply</text:span>(<text:span text:style-name="T13">lambda</text:span> <text:span text:style-name="T19">x</text:span>: <text:span text:style-name="T23">'Pos'</text:span> <text:span text:style-name="T14">if</text:span> x <text:span text:style-name="T14">in</text:span> pos_condition <text:span text:style-name="T14">else</text:span> x)</text:p>
      <text:p text:style-name="P5">training.Condition2 <text:span text:style-name="T7">=</text:span> training.Condition2.<text:span text:style-name="T10">apply</text:span>(<text:span text:style-name="T13">lambda</text:span> <text:span text:style-name="T19">x</text:span>: <text:span text:style-name="T23">'RR'</text:span> <text:span text:style-name="T14">if</text:span> x <text:span text:style-name="T14">in</text:span> rr_condition <text:span text:style-name="T14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32">normalize</text:span></text:p>
      <text:p text:style-name="P4">training[<text:span text:style-name="T23">'Year_Old'</text:span>] <text:span text:style-name="T7">=</text:span> training.YearBuilt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YearRemodAdd' – <text:span text:style-name="T32">normalize</text:span></text:p>
      <text:p text:style-name="P4">training[<text:span text:style-name="T23">'Remod_Age'</text:span>] <text:span text:style-name="T7">=</text:span> training.YearRemodAdd.<text:span text:style-name="T10">apply</text:span>(<text:span text:style-name="T13">lambda</text:span> <text:span text:style-name="T19">x</text:span>: year <text:span text:style-name="T7">-</text:span> x)</text:p>
      <text:p text:style-name="P1"/>
      <text:p text:style-name="P1">'RoofStyle' – <text:span text:style-name="T3">lower dimensionality?</text:span></text:p>
      <text:p text:style-name="P4"><text:soft-page-break/>training[<text:span text:style-name="T23">'Gable_Roof'</text:span>] <text:span text:style-name="T7">=</text:span> training.RoofStyle.<text:span text:style-name="T10">apply</text:span>(<text:span text:style-name="T13">lambda</text:span> <text:span text:style-name="T19">x</text:span>: <text:span text:style-name="T18">1</text:span> <text:span text:style-name="T14">if</text:span> x <text:span text:style-name="T7">==</text:span> <text:span text:style-name="T23">'Gable'</text:span> <text:span text:style-name="T14">else</text:span> <text:span text:style-name="T18">0</text:span>)</text:p>
      <text:p text:style-name="P1"/>
      <text:p text:style-name="P1">'RoofMatl' – <text:span text:style-name="T3">lower dimensionality?</text:span></text:p>
      <text:p text:style-name="P1"><text:span text:style-name="T29">training[</text:span><text:span text:style-name="T24">'Comp_Roof'</text:span><text:span text:style-name="T29">] </text:span><text:span text:style-name="T8">=</text:span><text:span text:style-name="T29"> training.RoofMatl.</text:span><text:span text:style-name="T11">apply</text:span><text:span text:style-name="T29">(</text:span><text:span text:style-name="T15">lambda</text:span><text:span text:style-name="T29"> </text:span><text:span text:style-name="T20">x</text:span><text:span text:style-name="T29">: </text:span><text:span text:style-name="T21">1</text:span><text:span text:style-name="T29"> </text:span><text:span text:style-name="T17">if</text:span><text:span text:style-name="T29"> x </text:span><text:span text:style-name="T8">==</text:span><text:span text:style-name="T29"> </text:span><text:span text:style-name="T24">'CompShg'</text:span><text:span text:style-name="T29"> </text:span><text:span text:style-name="T17">else</text:span><text:span text:style-name="T29"> </text:span><text:span text:style-name="T21">0</text:span><text:span text:style-name="T29">)</text:span></text:p>
      <text:p text:style-name="P1">'Exterior1st' – <text:span text:style-name="T3">lower dimensionality?</text:span></text:p>
      <text:p text:style-name="P4">training.Exterior1st <text:span text:style-name="T7">=</text:span> training.Exterior1st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1_others <text:span text:style-name="T14">else</text:span> x)</text:p>
      <text:p text:style-name="P1"/>
      <text:p text:style-name="P1">'Exterior2nd' – <text:span text:style-name="T3">lower simensionality?</text:span></text:p>
      <text:p text:style-name="P4">training.Exterior2nd <text:span text:style-name="T7">=</text:span> training.Exterior2nd.<text:span text:style-name="T10">apply</text:span>(<text:span text:style-name="T13">lambda</text:span> <text:span text:style-name="T19">x</text:span>: <text:span text:style-name="T23">'</text:span><text:span text:style-name="T26">O</text:span><text:span text:style-name="T23">ther'</text:span> <text:span text:style-name="T14">if</text:span> x <text:span text:style-name="T14">in</text:span> ext2_<text:span text:style-name="T36">o</text:span>thers <text:span text:style-name="T14">else</text:span> x)</text:p>
      <text:p text:style-name="P1"/>
      <text:p text:style-name="P1">'MasVnrType' – <text:span text:style-name="T1">null values </text:span><text:span text:style-name="T2">(none?)</text:span></text:p>
      <text:p text:style-name="P6">training.MasVnrType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3">'MasVnrArea' – <text:span text:style-name="T1">null values</text:span><text:span text:style-name="T2">, </text:span><text:span text:style-name="T4">right ske</text:span><text:span text:style-name="T33">w</text:span><text:span text:style-name="T4">ed</text:span></text:p>
      <text:p text:style-name="P7">training.MasVnrArea.<text:span text:style-name="T10">fillna</text:span>(<text:span text:style-name="T18">0</text:span>, <text:span text:style-name="T34">inplace</text:span><text:span text:style-name="T7">=</text:span><text:span text:style-name="T18">True</text:span>)</text:p>
      <text:p text:style-name="P3"/>
      <text:p text:style-name="P1">'ExterQual' – <text:span text:style-name="T2">change to ordinal, </text:span>Ex Excellent Gd Good TA Average/Typical Fa Fair Po Poor</text:p>
      <text:p text:style-name="P6">training.ExterQual <text:span text:style-name="T7">=</text:span> ex_po_ord.<text:span text:style-name="T10">fit_transform</text:span>(training[[<text:span text:style-name="T23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6">training.ExterCond <text:span text:style-name="T7">=</text:span> ex_po_ord.<text:span text:style-name="T10">fit_transform</text:span>(training[[<text:span text:style-name="T23">'ExterCond'</text:span>]])</text:p>
      <text:p text:style-name="P1"/>
      <text:p text:style-name="P1">'Foundation' – <text:span text:style-name="T4">lower dimensionality?</text:span></text:p>
      <text:p text:style-name="P6">training.Foundation <text:span text:style-name="T7">=</text:span> training.Foundation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found_others <text:span text:style-name="T13">else</text:span> x)</text:p>
      <text:p text:style-name="P1"/>
      <text:p text:style-name="P1"><text:soft-page-break/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6">training.BsmtQual <text:span text:style-name="T7">=</text:span> ex_po_ord.<text:span text:style-name="T10">fit_transform</text:span>(training[[<text:span text:style-name="T23">'BsmtQual'</text:span>]])</text:p>
      <text:p text:style-name="P1"/>
      <text:p text:style-name="P1"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6">training.Bsmt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10"/>
      <text:p text:style-name="P9">training.BsmtCond <text:span text:style-name="T7">=</text:span> ex_po_ord.<text:span text:style-name="T10">fit_transform</text:span>(training[[<text:span text:style-name="T23">'BsmtCond'</text:span>]])</text:p>
      <text:p text:style-name="P1"/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6">training.BsmtExposure <text:span text:style-name="T7">=</text:span> bs_ex_ord.<text:span text:style-name="T10">fit_transform</text:span>(training[[<text:span text:style-name="T23">'BsmtExposure'</text:span>]])</text:p>
      <text:p text:style-name="P1"/>
      <text:p text:style-name="P1">'BsmtFinType1' – <text:span text:style-name="T1">null values </text:span><text:span text:style-name="T2">(none), </text:span>GLQ Good Living Quarters ALQ Average Living Quarters BLQ Below Average Living Quarters Rec Average Rec Room LwQ Low Quality Unf Unfinshed NA No Basement</text:p>
      <text:p text:style-name="P6">training.BsmtFinType1 <text:span text:style-name="T7">=</text:span> fin_type_enc.<text:span text:style-name="T10">fit_transform</text:span>(training[[<text:span text:style-name="T23">'BsmtFinType1'</text:span>]])</text:p>
      <text:p text:style-name="P1"/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6">training.BsmtFinType2 <text:span text:style-name="T7">=</text:span> fin_type_enc.<text:span text:style-name="T10">fit_transform</text:span>(training[[<text:span text:style-name="T23">'BsmtFinType2'</text:span>]])</text:p>
      <text:p text:style-name="P1"/>
      <text:p text:style-name="P1">'BsmtFinSF2' – <text:span text:style-name="T4">right skewed</text:span></text:p>
      <text:p text:style-name="P1"><text:soft-page-break/>'BsmtUnfSF' – <text:span text:style-name="T4">right skwewd</text:span></text:p>
      <text:p text:style-name="P1"><text:s/>'TotalBsmtSF' – <text:span text:style-name="T4">right skewed</text:span></text:p>
      <text:p text:style-name="P1">'Heating'- </text:p>
      <text:p text:style-name="P1"><text:span text:style-name="T30">training[</text:span><text:span text:style-name="T25">'Gas'</text:span><text:span text:style-name="T30">] </text:span><text:span text:style-name="T9">=</text:span><text:span text:style-name="T30"> training.Heating.</text:span><text:span text:style-name="T12">apply</text:span><text:span text:style-name="T30">(</text:span><text:span text:style-name="T16">lambda</text:span><text:span text:style-name="T30"> </text:span><text:span text:style-name="T22">x</text:span><text:span text:style-name="T30">: </text:span><text:span text:style-name="T22">1</text:span><text:span text:style-name="T30"> </text:span><text:span text:style-name="T16">if</text:span><text:span text:style-name="T30"> x </text:span><text:span text:style-name="T16">in</text:span><text:span text:style-name="T30"> gas </text:span><text:span text:style-name="T16">else</text:span><text:span text:style-name="T30"> </text:span><text:span text:style-name="T22">0</text:span><text:span text:style-name="T30">)</text:span></text:p>
      <text:p text:style-name="P1">'HeatingQC' - <text:span text:style-name="T2">change to ordinal, </text:span>Ex Excellent Gd Good TA Average/Typical Fa Fair Po Poor</text:p>
      <text:p text:style-name="P6">training.HeatingQC <text:span text:style-name="T7">=</text:span> ex_po_ord.<text:span text:style-name="T10">fit_transform</text:span>(training[[<text:span text:style-name="T23">'HeatingQC'</text:span>]])</text:p>
      <text:p text:style-name="P1"/>
      <text:p text:style-name="P1">'CentralAir' – <text:span text:style-name="T2">change to binary</text:span></text:p>
      <text:p text:style-name="P6">training.CentralAir <text:span text:style-name="T7">=</text:span> training.CentralAir.<text:span text:style-name="T10">apply</text:span>(<text:span text:style-name="T13">lambda</text:span> <text:span text:style-name="T18">x</text:span>: <text:span text:style-name="T18">1</text:span> <text:span text:style-name="T13">if</text:span> x <text:span text:style-name="T7">==</text:span><text:span text:style-name="T23">'Y'</text:span> <text:span text:style-name="T13">else</text:span> <text:span text:style-name="T18">0</text:span>)</text:p>
      <text:p text:style-name="P1"/>
      <text:p text:style-name="P1">'Electrical' – <text:span text:style-name="T1">null value</text:span></text:p>
      <text:p text:style-name="P6">training.Electrical.<text:span text:style-name="T10">fillna</text:span>(<text:span text:style-name="T23">'SBrkr'</text:span>, <text:span text:style-name="T34">inplace</text:span><text:span text:style-name="T7">=</text:span><text:span text:style-name="T18">True</text:span>)</text:p>
      <text:p text:style-name="P9">training.Electrical <text:span text:style-name="T7">=</text:span> training.Electrical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elec_others <text:span text:style-name="T13">else</text:span> x)</text:p>
      <text:p text:style-name="P1"/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'KitchenAbvGr'</text:p>
      <text:p text:style-name="P2">'KitchenQual' <text:span text:style-name="T2">change to ordinal, </text:span>Ex Excellent Gd Good TA Typical/Average Fa Fair Po Poor</text:p>
      <text:p text:style-name="P8">training.KitchenQual <text:span text:style-name="T7">=</text:span> ex_po_ord.<text:span text:style-name="T10">fit_transform</text:span>(training[[<text:span text:style-name="T23">'KitchenQual'</text:span>]])</text:p>
      <text:p text:style-name="P2"><text:soft-page-break/></text:p>
      <text:p text:style-name="P1">'TotRmsAbvGrd' – <text:span text:style-name="T5">highly correlated</text:span></text:p>
      <text:p text:style-name="P1">'Functional' – <text:span text:style-name="T5">make binary? </text:span><text:span text:style-name="T37">Made ordinal</text:span></text:p>
      <text:p text:style-name="P6">training.Functional <text:span text:style-name="T7">=</text:span> func_ord.<text:span text:style-name="T10">fit_transform</text:span>(training[[<text:span text:style-name="T23">'Functional'</text:span>]])</text:p>
      <text:p text:style-name="P1"/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6">training.FireplaceQu <text:span text:style-name="T7">=</text:span> ex_po_ord.<text:span text:style-name="T10">fit_transform</text:span>(training[[<text:span text:style-name="T23">'FireplaceQu'</text:span>]])</text:p>
      <text:p text:style-name="P1"/>
      <text:p text:style-name="P1">'GarageType' – <text:span text:style-name="T1">null values </text:span><text:span text:style-name="T2">(none)</text:span></text:p>
      <text:p text:style-name="P1"><text:span text:style-name="T30">training.GarageType.</text:span><text:span text:style-name="T12">fillna</text:span><text:span text:style-name="T30">(</text:span><text:span text:style-name="T25">'None'</text:span><text:span text:style-name="T30">, </text:span><text:span text:style-name="T35">inplace</text:span><text:span text:style-name="T9">=</text:span><text:span text:style-name="T22">True</text:span><text:span text:style-name="T30">)</text:span></text:p>
      <text:p text:style-name="P6">training.GarageType <text:span text:style-name="T7">=</text:span> training.GarageType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garage_others <text:span text:style-name="T13">else</text:span> x)</text:p>
      <text:p text:style-name="P1"/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6">training.GarageFinish.<text:span text:style-name="T10">fillna</text:span>(<text:span text:style-name="T23">'None'</text:span>, <text:span text:style-name="T34">inplace</text:span><text:span text:style-name="T7">=</text:span><text:span text:style-name="T18">True</text:span>)</text:p>
      <text:p text:style-name="P1"/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6"><text:soft-page-break/>training.GarageQual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Qual <text:span text:style-name="T7">=</text:span> ex_po_ord.<text:span text:style-name="T10">fit_transform</text:span>(training[[<text:span text:style-name="T23">'GarageQual'</text:span>]])</text:p>
      <text:p text:style-name="P1"/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6">training.GarageCond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GarageCond <text:span text:style-name="T7">=</text:span> ex_po_ord.<text:span text:style-name="T10">fit_transform</text:span>(training[[<text:span text:style-name="T23">'GarageCond'</text:span>]])</text:p>
      <text:p text:style-name="P1"/>
      <text:p text:style-name="P1">'PavedDrive'</text:p>
      <text:p text:style-name="P6">training.PavedDrive <text:span text:style-name="T7">=</text:span> pave_ord.<text:span text:style-name="T10">fit_transform</text:span>(training[[<text:span text:style-name="T23">'PavedDrive'</text:span>]])</text:p>
      <text:p text:style-name="P1"/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'PoolQC' – <text:span text:style-name="T1">mostly null </text:span><text:span text:style-name="T2">(none), change to ordinal, </text:span>Ex Excellent Gd Good TA Average/Typical Fa Fair NA No Pool</text:p>
      <text:p text:style-name="P6">training.PoolQC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PoolQC <text:span text:style-name="T7">=</text:span> ex_po_ord.<text:span text:style-name="T10">fit_transform</text:span>(training[[<text:span text:style-name="T23">'PoolQC'</text:span>]])</text:p>
      <text:p text:style-name="P1"/>
      <text:p text:style-name="P1">'Fence' – <text:span text:style-name="T1">mostly null </text:span><text:span text:style-name="T2">(none)</text:span></text:p>
      <text:p text:style-name="P6">training.Fence.<text:span text:style-name="T10">fillna</text:span>(<text:span text:style-name="T23">'NA'</text:span>, <text:span text:style-name="T34">inplace</text:span><text:span text:style-name="T7">=</text:span><text:span text:style-name="T18">True</text:span>)</text:p>
      <text:p text:style-name="P9">training.Fence <text:span text:style-name="T7">=</text:span> fence_ord.<text:span text:style-name="T10">fit_transform</text:span>(training[[<text:span text:style-name="T23">'Fence'</text:span>]])</text:p>
      <text:p text:style-name="P1"/>
      <text:p text:style-name="P1">'MiscFeature' – <text:span text:style-name="T1">mostly null </text:span><text:span text:style-name="T2">(none)</text:span></text:p>
      <text:p text:style-name="P6"><text:soft-page-break/>training.MiscFeature.<text:span text:style-name="T10">fillna</text:span>(<text:span text:style-name="T23">"NA"</text:span>, <text:span text:style-name="T34">inplace</text:span><text:span text:style-name="T7">=</text:span><text:span text:style-name="T18">True</text:span>)</text:p>
      <text:p text:style-name="P9">training.MiscFeature <text:span text:style-name="T7">=</text:span> training.MiscFeature.<text:span text:style-name="T10">apply</text:span>(<text:span text:style-name="T13">lambda</text:span> <text:span text:style-name="T18">x</text:span>: <text:span text:style-name="T18">0</text:span> <text:span text:style-name="T13">if</text:span> x <text:span text:style-name="T7">==</text:span> <text:span text:style-name="T23">'NA'</text:span> <text:span text:style-name="T13">else</text:span> <text:span text:style-name="T18">1</text:span>)</text:p>
      <text:p text:style-name="P1"/>
      <text:p text:style-name="P1">'MiscVal' – <text:span text:style-name="T5">right skewed</text:span></text:p>
      <text:p text:style-name="P1"><text:s/>'MoSold'</text:p>
      <text:p text:style-name="P1">'YrSold'</text:p>
      <text:p text:style-name="P6">training[<text:span text:style-name="T23">'SaleAge'</text:span>] <text:span text:style-name="T7">=</text:span> training.YrSold.<text:span text:style-name="T10">apply</text:span>(<text:span text:style-name="T13">lambda</text:span> <text:span text:style-name="T18">x</text:span>: year <text:span text:style-name="T7">-</text:span> x)</text:p>
      <text:p text:style-name="P1"/>
      <text:p text:style-name="P1">'SaleType' – <text:span text:style-name="T5">make binary?</text:span></text:p>
      <text:p text:style-name="P6">training.SaleType <text:span text:style-name="T7">=</text:span> training.SaleType.<text:span text:style-name="T10">apply</text:span>(<text:span text:style-name="T13">lambda</text:span> <text:span text:style-name="T18">x</text:span>: x <text:span text:style-name="T13">if</text:span> x <text:span text:style-name="T13">in</text:span> sale_common <text:span text:style-name="T13">else</text:span> <text:span text:style-name="T23">'Other'</text:span>)</text:p>
      <text:p text:style-name="P1"/>
      <text:p text:style-name="P1">'SaleCondition'</text:p>
      <text:p text:style-name="P6">training.SaleCondition <text:span text:style-name="T7">=</text:span> training.SaleCondition.<text:span text:style-name="T10">apply</text:span>(<text:span text:style-name="T13">lambda</text:span> <text:span text:style-name="T18">x</text:span>: <text:span text:style-name="T23">'Other'</text:span> <text:span text:style-name="T13">if</text:span> x <text:span text:style-name="T13">in</text:span> cond_others <text:span text:style-name="T13">else</text:span> x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9T15:17:37.409276984</dc:date>
    <meta:editing-duration>P1DT24M24S</meta:editing-duration>
    <meta:editing-cycles>13</meta:editing-cycles>
    <meta:generator>LibreOffice/7.1.6.2$Linux_X86_64 LibreOffice_project/10$Build-2</meta:generator>
    <meta:document-statistic meta:table-count="0" meta:image-count="0" meta:object-count="0" meta:page-count="8" meta:paragraph-count="133" meta:word-count="897" meta:character-count="7823" meta:non-whitespace-character-count="6995"/>
  </office:meta>
</office:document-meta>
</file>